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1" calcext:value-type="float">
            <text:p>0.0009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7" calcext:value-type="float">
            <text:p>0.0006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9" calcext:value-type="float">
            <text:p>0.0005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788" calcext:value-type="float">
            <text:p>0.000788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79" calcext:value-type="float">
            <text:p>0.00079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99" calcext:value-type="float">
            <text:p>0.00099</text:p>
          </table:table-cell>
          <table:table-cell table:formula="of:=AVERAGE([.K4:.K8])" office:value-type="float" office:value="0.000774" calcext:value-type="float">
            <text:p>0.000774</text:p>
          </table:table-cell>
          <table:table-cell table:formula="of:=AVERAGE([.L4:.L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4:.C18])" office:value-type="string" office:string-value="" calcext:value-type="error">
            <text:p>#DIV/0!</text:p>
          </table:table-cell>
          <table:table-cell table:formula="of:=AVERAGE([.D14:.D18])" office:value-type="string" office:string-value="" calcext:value-type="error">
            <text:p>#DIV/0!</text:p>
          </table:table-cell>
          <table:table-cell table:formula="of:=AVERAGE([.E14:.E18])" office:value-type="string" office:string-value="" calcext:value-type="error">
            <text:p>#DIV/0!</text:p>
          </table:table-cell>
          <table:table-cell table:formula="of:=AVERAGE([.F14:.F18])" office:value-type="string" office:string-value="" calcext:value-type="error">
            <text:p>#DIV/0!</text:p>
          </table:table-cell>
          <table:table-cell table:formula="of:=AVERAGE([.G14:.G18])" office:value-type="string" office:string-value="" calcext:value-type="error">
            <text:p>#DIV/0!</text:p>
          </table:table-cell>
          <table:table-cell table:formula="of:=AVERAGE([.H14:.H18])" office:value-type="string" office:string-value="" calcext:value-type="error">
            <text:p>#DIV/0!</text:p>
          </table:table-cell>
          <table:table-cell table:formula="of:=AVERAGE([.I14:.I18])" office:value-type="string" office:string-value="" calcext:value-type="error">
            <text:p>#DIV/0!</text:p>
          </table:table-cell>
          <table:table-cell table:formula="of:=AVERAGE([.J14:.J18])" office:value-type="string" office:string-value="" calcext:value-type="error">
            <text:p>#DIV/0!</text:p>
          </table:table-cell>
          <table:table-cell table:formula="of:=AVERAGE([.K14:.K18])" office:value-type="string" office:string-value="" calcext:value-type="error">
            <text:p>#DIV/0!</text:p>
          </table:table-cell>
          <table:table-cell table:formula="of:=AVERAGE([.L14:.L1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44:52.6070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19:40:48.566172850</dc:date>
    <meta:editing-duration>PT17M8S</meta:editing-duration>
    <meta:editing-cycles>4</meta:editing-cycles>
    <meta:generator>LibreOffice/6.4.6.2$Linux_X86_64 LibreOffice_project/40$Build-2</meta:generator>
    <meta:document-statistic meta:table-count="1" meta:cell-count="103" meta:object-count="0"/>
  </office:meta>
</office:document-meta>
</file>